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2.24pt"/>
    </style:style>
    <style:style style:name="co3" style:family="table-column">
      <style:table-column-properties fo:break-before="auto" style:column-width="173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271.8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ject token's POS tag</text:p>
          </table:table-cell>
          <table:table-cell table:style-name="ce3" office:value-type="string" calcext:value-type="string">
            <text:p>postag.index(first['upostag']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ject token's dependency relation</text:p>
          </table:table-cell>
          <table:table-cell table:style-name="ce3" office:value-type="string" calcext:value-type="string">
            <text:p>deprel.index(first['deprel']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ject token's head POS tag</text:p>
          </table:table-cell>
          <table:table-cell table:style-name="ce3" office:value-type="string" calcext:value-type="string">
            <text:p>postag.index(first['head_upostag'])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bject token's named entity</text:p>
          </table:table-cell>
          <table:table-cell table:style-name="ce3" office:value-type="string" calcext:value-type="string">
            <text:p>entity.index(first['entity']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ject token's dependents count</text:p>
          </table:table-cell>
          <table:table-cell office:value-type="string" calcext:value-type="string">
            <text:p>len(first['children'])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ject token's distance from predicate</text:p>
          </table:table-cell>
          <table:table-cell table:style-name="ce3" office:value-type="string" calcext:value-type="string">
            <text:p>distance_first_second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ubject token's dependency with predicate</text:p>
          </table:table-cell>
          <table:table-cell table:style-name="ce3" office:value-type="string" calcext:value-type="string">
            <text:p>first_is_child_of_seco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ject token's previous neighbour's POS tag</text:p>
          </table:table-cell>
          <table:table-cell office:value-type="string" calcext:value-type="string">
            <text:p>get_prev_upostag(firs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ject token's next neighbour's POS tag</text:p>
          </table:table-cell>
          <table:table-cell office:value-type="string" calcext:value-type="string">
            <text:p>get_next_upostag(first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ject token's nearest ADP token</text:p>
          </table:table-cell>
          <table:table-cell office:value-type="string" calcext:value-type="string">
            <text:p>1 if first['nearest_adp_id'] else 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edicate token's POS tag</text:p>
          </table:table-cell>
          <table:table-cell table:style-name="ce3" office:value-type="string" calcext:value-type="string">
            <text:p>postag.index(second['upostag'])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redicate token's dependency relation</text:p>
          </table:table-cell>
          <table:table-cell table:style-name="ce3" office:value-type="string" calcext:value-type="string">
            <text:p>deprel.index(second['deprel'])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redicate token's head POS tag</text:p>
          </table:table-cell>
          <table:table-cell table:style-name="ce3" office:value-type="string" calcext:value-type="string">
            <text:p>postag.index(second['head_upostag']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dicate token's named entity</text:p>
          </table:table-cell>
          <table:table-cell office:value-type="string" calcext:value-type="string">
            <text:p>entity.index(second['entity'])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redicate token's dependents count</text:p>
          </table:table-cell>
          <table:table-cell table:style-name="ce3" office:value-type="string" calcext:value-type="string">
            <text:p>len(second['children']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dicate token's previous neighbour's POS tag</text:p>
          </table:table-cell>
          <table:table-cell office:value-type="string" calcext:value-type="string">
            <text:p>get_prev_upostag(secon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dicate token's next neighbour's POS tag</text:p>
          </table:table-cell>
          <table:table-cell office:value-type="string" calcext:value-type="string">
            <text:p>get_next_upostag(second)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bject token's POS tag</text:p>
          </table:table-cell>
          <table:table-cell table:style-name="ce3" office:value-type="string" calcext:value-type="string">
            <text:p>postag.index(third['upostag'])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bject token's dependency relation</text:p>
          </table:table-cell>
          <table:table-cell table:style-name="ce3" office:value-type="string" calcext:value-type="string">
            <text:p>deprel.index(third['deprel'])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bject token's head POS tag</text:p>
          </table:table-cell>
          <table:table-cell table:style-name="ce3" office:value-type="string" calcext:value-type="string">
            <text:p>postag.index(third['head_upostag'])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bject token's named entity</text:p>
          </table:table-cell>
          <table:table-cell table:style-name="ce3" office:value-type="string" calcext:value-type="string">
            <text:p>entity.index(third['entity'])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Object token's dependents count</text:p>
          </table:table-cell>
          <table:table-cell table:style-name="ce3" office:value-type="string" calcext:value-type="string">
            <text:p>len(third['children'])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Object token's distance from predicate</text:p>
          </table:table-cell>
          <table:table-cell table:style-name="ce3" office:value-type="string" calcext:value-type="string">
            <text:p>distance_second_third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Object token's dependency with predicate</text:p>
          </table:table-cell>
          <table:table-cell table:style-name="ce3" office:value-type="string" calcext:value-type="string">
            <text:p>third_is_child_of_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token's previous neighbour's POS tag</text:p>
          </table:table-cell>
          <table:table-cell office:value-type="string" calcext:value-type="string">
            <text:p>get_prev_upostag(thir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token's next neighbour's POS tag</text:p>
          </table:table-cell>
          <table:table-cell office:value-type="string" calcext:value-type="string">
            <text:p>get_next_upostag(thir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token's nearest ADP token</text:p>
          </table:table-cell>
          <table:table-cell office:value-type="string" calcext:value-type="string">
            <text:p>1 if third['nearest_adp_id'] else 0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5" table:visibility="collapse" table:default-cell-style-name="ce4"/>
        <table:table-column table:style-name="co5" table:default-cell-style-name="ce4"/>
        <table:table-column table:style-name="co1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bject/object</text:p>
          </table:table-cell>
          <table:table-cell office:value-type="string" calcext:value-type="string">
            <text:p>Jika dependency relation dependent di antara ['compound', 'name', 'amod']</text:p>
          </table:table-cell>
          <table:table-cell office:value-type="string" calcext:value-type="string">
            <text:p>If dependent's relation to the token <text:s/>is either “compound”, “name” <text:s/>or “amod”</text:p>
          </table:table-cell>
          <table:table-cell office:value-type="string" calcext:value-type="string">
            <text:p>Expand</text:p>
          </table:table-cell>
          <table:table-cell/>
          <table:table-cell table:formula="of:=[.A1]&amp;&quot; &amp; &quot;&amp;[.D1]&amp;&quot; &amp; &quot;&amp;[.E1]&amp;&quot; \\&quot;" office:value-type="string" office:string-value="1 &amp; If dependent's relation to the token  is either “compound”, “name”  or “amod” &amp; Expand \\" calcext:value-type="string">
            <text:p>1 &amp; If dependent's relation to the token <text:s/>is either “compound”, “name” <text:s/>or “amod” &amp; Expand \\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ika dependent memiliki named-entity yang sama dengan token</text:p>
          </table:table-cell>
          <table:table-cell office:value-type="string" calcext:value-type="string">
            <text:p>If dependent has same named entity as the token</text:p>
          </table:table-cell>
          <table:table-cell office:value-type="string" calcext:value-type="string">
            <text:p>Expand</text:p>
          </table:table-cell>
          <table:table-cell/>
          <table:table-cell table:formula="of:=[.A2]&amp;&quot; &amp; &quot;&amp;[.D2]&amp;&quot; &amp; &quot;&amp;[.E2]&amp;&quot; \\&quot;" office:value-type="string" office:string-value="2 &amp; If dependent has same named entity as the token &amp; Expand \\" calcext:value-type="string">
            <text:p>2 &amp; If dependent has same named entity as the token &amp; Expand \\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ika dependent dan token berada dalam kutipan (quote)</text:p>
          </table:table-cell>
          <table:table-cell office:value-type="string" calcext:value-type="string">
            <text:p>If dependent and the token are wrapped by quotes or double quotes </text:p>
          </table:table-cell>
          <table:table-cell office:value-type="string" calcext:value-type="string">
            <text:p>Expand</text:p>
          </table:table-cell>
          <table:table-cell/>
          <table:table-cell table:formula="of:=[.A3]&amp;&quot; &amp; &quot;&amp;[.D3]&amp;&quot; &amp; &quot;&amp;[.E3]&amp;&quot; \\&quot;" office:value-type="string" office:string-value="3 &amp; If dependent and the token are wrapped by quotes or double quotes  &amp; Expand \\" calcext:value-type="string">
            <text:p>3 &amp; If dependent and the token are wrapped by quotes or double quotes <text:s/>&amp; Expand \\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ika token merupakan root kalimat</text:p>
          </table:table-cell>
          <table:table-cell office:value-type="string" calcext:value-type="string">
            <text:p>If the head is a sentence root</text:p>
          </table:table-cell>
          <table:table-cell office:value-type="string" calcext:value-type="string">
            <text:p>Ignore</text:p>
          </table:table-cell>
          <table:table-cell/>
          <table:table-cell table:formula="of:=[.A4]&amp;&quot; &amp; &quot;&amp;[.D4]&amp;&quot; &amp; &quot;&amp;[.E4]&amp;&quot; \\&quot;" office:value-type="string" office:string-value="4 &amp; If the head is a sentence root &amp; Ignore \\" calcext:value-type="string">
            <text:p>4 &amp; If the head is a sentence root &amp; Ignore \\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ika POS tag dependent merupakan CONJ atau termasuk simbol [“,”, “/”] (abaikan juga token setelahnya)</text:p>
          </table:table-cell>
          <table:table-cell office:value-type="string" calcext:value-type="string">
            <text:p>If dependent's POS tag is CONJ or its form is either “,” (comma) or “/” (slash)</text:p>
          </table:table-cell>
          <table:table-cell office:value-type="string" calcext:value-type="string">
            <text:p>Ignore</text:p>
          </table:table-cell>
          <table:table-cell/>
          <table:table-cell table:formula="of:=[.A5]&amp;&quot; &amp; &quot;&amp;[.D5]&amp;&quot; &amp; &quot;&amp;[.E5]&amp;&quot; \\&quot;" office:value-type="string" office:string-value="5 &amp; If dependent's POS tag is CONJ or its form is either “,” (comma) or “/” (slash) &amp; Ignore \\" calcext:value-type="string">
            <text:p>5 &amp; If dependent's POS tag is CONJ or its form is either “,” (comma) or “/” (slash) &amp; Ignore \\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ika POS tag dependent termasuk ['VERB', 'ADP']</text:p>
          </table:table-cell>
          <table:table-cell office:value-type="string" calcext:value-type="string">
            <text:p>If dependent's POS tag is either “VERB” or “ADP”</text:p>
          </table:table-cell>
          <table:table-cell office:value-type="string" calcext:value-type="string">
            <text:p>Ignore</text:p>
          </table:table-cell>
          <table:table-cell/>
          <table:table-cell table:formula="of:=[.A6]&amp;&quot; &amp; &quot;&amp;[.D6]&amp;&quot; &amp; &quot;&amp;[.E6]&amp;&quot; \\&quot;" office:value-type="string" office:string-value="6 &amp; If dependent's POS tag is either “VERB” or “ADP” &amp; Ignore \\" calcext:value-type="string">
            <text:p>6 &amp; If dependent's POS tag is either “VERB” or “ADP” &amp; Ignore \\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ika dependent memiliki dependent dengan POS tag ADP (adposition)</text:p>
          </table:table-cell>
          <table:table-cell office:value-type="string" calcext:value-type="string">
            <text:p>If dependent has at least one dependent with “ADP” POS tag</text:p>
          </table:table-cell>
          <table:table-cell office:value-type="string" calcext:value-type="string">
            <text:p>Ignore</text:p>
          </table:table-cell>
          <table:table-cell/>
          <table:table-cell table:formula="of:=[.A7]&amp;&quot; &amp; &quot;&amp;[.D7]&amp;&quot; &amp; &quot;&amp;[.E7]&amp;&quot; \\&quot;" office:value-type="string" office:string-value="7 &amp; If dependent has at least one dependent with “ADP” POS tag &amp; Ignore \\" calcext:value-type="string">
            <text:p>7 &amp; If dependent has at least one dependent with “ADP” POS tag &amp; Ignore \\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ika token dengan POS tag ['CONJ', 'ADP'] berada di awal atau akhir hasil ekspansi</text:p>
          </table:table-cell>
          <table:table-cell office:value-type="string" calcext:value-type="string">
            <text:p>If the first or last token in expansion result has “CONJ” or “ADP” POS tag</text:p>
          </table:table-cell>
          <table:table-cell office:value-type="string" calcext:value-type="string">
            <text:p>Remove</text:p>
          </table:table-cell>
          <table:table-cell/>
          <table:table-cell table:formula="of:=[.A8]&amp;&quot; &amp; &quot;&amp;[.D8]&amp;&quot; &amp; &quot;&amp;[.E8]&amp;&quot; \\&quot;" office:value-type="string" office:string-value="8 &amp; If the first or last token in expansion result has “CONJ” or “ADP” POS tag &amp; Remove \\" calcext:value-type="string">
            <text:p>8 &amp; If the first or last token in expansion result has “CONJ” or “ADP” POS tag &amp; Remove \\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ika token merupakan tanda kurung yang tidak lengkap di awal atau akhir hasil ekspansi</text:p>
          </table:table-cell>
          <table:table-cell office:value-type="string" calcext:value-type="string">
            <text:p>If the first or last index of expansion result is an incomplete parentheses symbol</text:p>
          </table:table-cell>
          <table:table-cell office:value-type="string" calcext:value-type="string">
            <text:p>Remove</text:p>
          </table:table-cell>
          <table:table-cell/>
          <table:table-cell table:formula="of:=[.A9]&amp;&quot; &amp; &quot;&amp;[.D9]&amp;&quot; &amp; &quot;&amp;[.E9]&amp;&quot; \\&quot;" office:value-type="string" office:string-value="9 &amp; If the first or last index of expansion result is an incomplete parentheses symbol &amp; Remove \\" calcext:value-type="string">
            <text:p>9 &amp; If the first or last index of expansion result is an incomplete parentheses symbol &amp; Remove \\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ika token “yang” berada pada akhir hasil ekspansi</text:p>
          </table:table-cell>
          <table:table-cell office:value-type="string" calcext:value-type="string">
            <text:p>If the last index of expansion result is “yang”</text:p>
          </table:table-cell>
          <table:table-cell office:value-type="string" calcext:value-type="string">
            <text:p>Remove</text:p>
          </table:table-cell>
          <table:table-cell/>
          <table:table-cell table:formula="of:=[.A10]&amp;&quot; &amp; &quot;&amp;[.D10]&amp;&quot; &amp; &quot;&amp;[.E10]&amp;&quot; \\&quot;" office:value-type="string" office:string-value="10 &amp; If the last index of expansion result is “yang” &amp; Remove \\" calcext:value-type="string">
            <text:p>10 &amp; If the last index of expansion result is “yang” &amp; Remove \\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Jika dependent adalah kata “tidak” </text:p>
          </table:table-cell>
          <table:table-cell office:value-type="string" calcext:value-type="string">
            <text:p>If dependent is “tidak”</text:p>
          </table:table-cell>
          <table:table-cell office:value-type="string" calcext:value-type="string">
            <text:p>Expand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0:11:04.108008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8:34:39.152921387</meta:creation-date>
    <dc:date>2017-05-08T10:39:30.305079673</dc:date>
    <meta:editing-duration>PT8H20M5S</meta:editing-duration>
    <meta:editing-cycles>4</meta:editing-cycles>
    <meta:generator>LibreOffice/5.0.6.2$Linux_X86_64 LibreOffice_project/00m0$Build-2</meta:generator>
    <meta:document-statistic meta:table-count="2" meta:cell-count="136" meta:object-count="0"/>
    <meta:user-defined meta:name=""/>
  </office:meta>
</office:document-meta>
</file>